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782cm" fo:min-width="4.431cm"/>
    </style:style>
    <style:style style:name="gr2" style:family="graphic" style:parent-style-name="objectwithoutfill">
      <style:graphic-properties draw:fill="none" draw:fill-color="#cccccc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389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-color="#cccccc"/>
      <style:paragraph-properties fo:text-align="center"/>
      <style:text-properties fo:font-weight="bold"/>
    </style:style>
    <style:style style:name="P3" style:family="paragraph">
      <loext:graphic-properties draw:fill="none" draw:fill-color="#cccccc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31cm" svg:height="2.032cm" svg:x="1.635cm" svg:y="6.842cm">
          <text:p text:style-name="P1">Replic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31cm" svg:height="2.032cm" svg:x="8.51cm" svg:y="6.842cm">
          <text:p text:style-name="P1">TransLo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31cm" svg:height="2.032cm" svg:x="15.41cm" svg:y="6.842cm">
          <text:p text:style-name="P1">TransKeyLog</text:p>
          <draw:enhanced-geometry svg:viewBox="0 0 21600 21600" draw:type="rectangle" draw:enhanced-path="M 0 0 L 21600 0 21600 21600 0 21600 0 0 Z N"/>
        </draw:custom-shape>
        <draw:g>
          <draw:line draw:style-name="gr2" draw:text-style-name="P3" draw:layer="layout" svg:x1="6.588cm" svg:y1="7.858cm" svg:x2="8.493cm" svg:y2="7.858cm">
            <text:p/>
          </draw:line>
          <draw:line draw:style-name="gr2" draw:text-style-name="P3" draw:layer="layout" svg:x1="7.985cm" svg:y1="7.858cm" svg:x2="8.493cm" svg:y2="7.604cm">
            <text:p/>
          </draw:line>
          <draw:line draw:style-name="gr2" draw:text-style-name="P3" draw:layer="layout" svg:x1="7.985cm" svg:y1="7.858cm" svg:x2="8.493cm" svg:y2="8.112cm">
            <text:p/>
          </draw:line>
        </draw:g>
        <draw:g>
          <draw:line draw:style-name="gr2" draw:text-style-name="P3" draw:layer="layout" svg:x1="13.446cm" svg:y1="7.858cm" svg:x2="15.351cm" svg:y2="7.858cm">
            <text:p/>
          </draw:line>
          <draw:line draw:style-name="gr2" draw:text-style-name="P3" draw:layer="layout" svg:x1="14.843cm" svg:y1="7.858cm" svg:x2="15.351cm" svg:y2="7.604cm">
            <text:p/>
          </draw:line>
          <draw:line draw:style-name="gr2" draw:text-style-name="P3" draw:layer="layout" svg:x1="14.843cm" svg:y1="7.858cm" svg:x2="15.351cm" svg:y2="8.112cm">
            <text:p/>
          </draw:line>
        </draw:g>
        <draw:custom-shape draw:style-name="gr3" draw:text-style-name="P5" draw:layer="layout" svg:width="0.889cm" svg:height="0.508cm" svg:x="6.358cm" svg:y="6.92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89cm" svg:height="0.508cm" svg:x="7.858cm" svg:y="7.023cm">
          <text:p text:style-name="P4">N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89cm" svg:height="0.508cm" svg:x="13.258cm" svg:y="6.92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89cm" svg:height="0.508cm" svg:x="14.758cm" svg:y="7.023cm">
          <text:p text:style-name="P4">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1:02:46.722711000</meta:creation-date>
    <dc:date>2016-04-14T01:10:55.590651000</dc:date>
    <meta:editing-duration>PT8M9S</meta:editing-duration>
    <meta:editing-cycles>1</meta:editing-cycles>
    <meta:document-statistic meta:object-count="15"/>
    <meta:generator>LibreOffice/5.0.4.2$MacOSX_X86_64 LibreOffice_project/2b9802c1994aa0b7dc6079e128979269cf95bc78</meta:generator>
  </office:meta>
</office:document-meta>
</file>